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1409" officeooo:paragraph-rsid="000ebf07"/>
    </style:style>
    <style:style style:name="P2" style:family="paragraph" style:parent-style-name="Standard" style:list-style-name="L1">
      <style:text-properties officeooo:rsid="000ebf07" officeooo:paragraph-rsid="000ebf07"/>
    </style:style>
    <style:style style:name="P3" style:family="paragraph" style:parent-style-name="Standard" style:list-style-name="L1">
      <style:text-properties officeooo:rsid="0011f0d5" officeooo:paragraph-rsid="0011f0d5"/>
    </style:style>
    <style:style style:name="P4" style:family="paragraph" style:parent-style-name="Standard" style:list-style-name="L1">
      <style:text-properties officeooo:rsid="0013bd06" officeooo:paragraph-rsid="0013bd06"/>
    </style:style>
    <style:style style:name="T1" style:family="text">
      <style:text-properties officeooo:rsid="0013741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37419"/>
    </style:style>
    <style:style style:name="T4" style:family="text">
      <style:text-properties officeooo:rsid="00153fca"/>
    </style:style>
    <style:style style:name="T5" style:family="text">
      <style:text-properties officeooo:rsid="0015c2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73349742" text:style-name="L1">
        <text:list-item>
          <text:p text:style-name="P2">Le poème fait allusion à l’épisode biblique de la danse de Salomé. <text:span text:style-name="T5">Salomé est la fille d’Hériodade et d’Hérode II. Elle a épousé Joseph, puis elle fit en sorte de le faire exécuter en l’accusant d’avoir eu trop de familiarité avec Mariamne. Elle épousa ensuite Costobare puis elle s’est lassée de lui, elle le fit donc accuser de trahison et il a été lui également exécuté par Hérode. Elle a ensuite aimé Syllaios, mais son frère lui fit épouser Alexas, elle continua tout de même à aimer Syllaios.</text:span></text:p>
        </text:list-item>
        <text:list-item>
          <text:p text:style-name="P3">Tableaux en rapport avec cet épisode biblique : <text:span text:style-name="T2">Salomé devant Hérode</text:span> ; <text:span text:style-name="T2">Salomé en prison</text:span> ; <text:span text:style-name="T2">l’Apparition</text:span> ; <text:span text:style-name="T2">Salomé au jardin</text:span> ; <text:span text:style-name="T3">Salomé recevant la tête de Saint-Jean</text:span><text:span text:style-name="T1"> ; </text:span><text:span text:style-name="T3">Salomé : les mains coupées</text:span><text:span text:style-name="T1">…</text:span></text:p>
        </text:list-item>
        <text:list-item>
          <text:p text:style-name="P4">La présence de termes faisant référence au Moyen-Age comme « comtesse » ou « Dauphin » <text:span text:style-name="T4">est</text:span> la preuve <text:span text:style-name="T4">d’</text:span>anachronisme dans ce poème.</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9T18:59:27.263000000</meta:creation-date>
    <dc:date>2020-04-10T00:01:47.393000000</dc:date>
    <meta:editing-duration>PT41M19S</meta:editing-duration>
    <meta:editing-cycles>4</meta:editing-cycles>
    <meta:generator>LibreOffice/6.3.4.2$Windows_X86_64 LibreOffice_project/60da17e045e08f1793c57c00ba83cdfce946d0aa</meta:generator>
    <meta:document-statistic meta:table-count="0" meta:image-count="0" meta:object-count="0" meta:page-count="1" meta:paragraph-count="3" meta:word-count="148" meta:character-count="822" meta:non-whitespace-character-count="680"/>
  </office:meta>
</office:document-meta>
</file>